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1.453cm"/>
    </style:style>
    <style:style style:name="gr8" style:family="graphic" style:parent-style-name="standard">
      <style:graphic-properties draw:stroke="none" draw:fill="none" fo:min-height="1.49cm"/>
    </style:style>
    <style:style style:name="gr9" style:family="graphic" style:parent-style-name="standard">
      <style:graphic-properties draw:stroke="none" draw:fill="none" fo:min-height="1.403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462cm" svg:height="1.182cm" svg:x="3.027cm" svg:y="2.128cm">
          <text:p text:style-name="P1"><text:span text:style-name="T1">pub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3" draw:layer="layout" svg:width="2.681cm" svg:height="0.977cm" svg:x="4.53cm" svg:y="9.13cm">
            <text:p text:style-name="P1"><text:span text:style-name="T2">MongoDB</text:span></text:p>
  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1" draw:layer="layout" svg:x1="5.908cm" svg:y1="8.666cm" svg:x2="5.908cm" svg:y2="9.174cm">
            <text:p/>
          </draw:line>
          <draw:g>
            <draw:custom-shape draw:style-name="gr4" draw:text-style-name="P1" draw:layer="layout" svg:width="2.9cm" svg:height="1.678cm" svg:x="4.376cm" svg:y="7.088cm">
              <text:p text:style-name="P1">Email</text:p>
              <text:p text:style-name="P1">Notif.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3" draw:layer="layout" svg:width="2.875cm" svg:height="0.977cm" svg:x="8.267cm" svg:y="9.183cm">
            <text:p text:style-name="P1"><text:span text:style-name="T2">MongoDB</text:span></text:p>
  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1" draw:layer="layout" svg:x1="9.707cm" svg:y1="8.885cm" svg:x2="9.707cm" svg:y2="9.186cm">
            <text:p/>
          </draw:line>
          <draw:g>
            <draw:custom-shape draw:style-name="gr4" draw:text-style-name="P1" draw:layer="layout" svg:width="2.9cm" svg:height="1.778cm" svg:x="8.223cm" svg:y="7.134cm">
              <text:p text:style-name="P1">Targeting</text:p>
              <text:p text:style-name="P1">Engin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3" draw:layer="layout" svg:width="2.851cm" svg:height="0.977cm" svg:x="8.094cm" svg:y="0.726cm">
            <text:p text:style-name="P1"><text:span text:style-name="T2">MongoDB</text:span></text:p>
            <draw:enhanced-geometry svg:viewBox="0 0 88 21600" draw:mirror-vertical="false" draw:mirror-horizontal="false" draw:glue-points="44 ?f6 44 0 0 10800 44 21600 88 10800" draw:text-areas="0 ?f6 88 ?f3" draw:type="can" draw:modifiers="7067.4846625766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1" draw:layer="layout" svg:x1="9.635cm" svg:y1="1.694cm" svg:x2="9.635cm" svg:y2="1.995cm">
            <text:p/>
          </draw:line>
          <draw:g>
            <draw:custom-shape draw:style-name="gr4" draw:text-style-name="P1" draw:layer="layout" svg:width="2.9cm" svg:height="1.778cm" svg:x="8.153cm" svg:y="1.95cm">
              <text:p text:style-name="P1">Promo-</text:p>
              <text:p text:style-name="P1">tion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" draw:text-style-name="P3" draw:layer="layout" svg:width="2.946cm" svg:height="0.977cm" svg:x="0.16cm" svg:y="6.334cm">
            <text:p text:style-name="P1"><text:span text:style-name="T2">Postgres</text:span></text:p>
            <draw:enhanced-geometry svg:viewBox="0 0 88 21600" draw:mirror-vertical="false" draw:mirror-horizontal="false" draw:glue-points="44 ?f6 44 0 0 10800 44 21600 88 10800" draw:text-areas="0 ?f6 88 ?f3" draw:type="can" draw:modifiers="7895.1724137931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1" draw:layer="layout" svg:x1="1.7cm" svg:y1="6.036cm" svg:x2="1.7cm" svg:y2="6.337cm">
            <text:p/>
          </draw:line>
          <draw:g>
            <draw:custom-shape draw:style-name="gr5" draw:text-style-name="P1" draw:layer="layout" svg:width="2.9cm" svg:height="1.778cm" svg:x="0.116cm" svg:y="4.342cm">
              <text:p text:style-name="P1">Core</text:p>
              <text:p text:style-name="P1">App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line draw:style-name="gr3" draw:text-style-name="P1" draw:layer="layout" svg:x1="5.709cm" svg:y1="1.65cm" svg:x2="5.709cm" svg:y2="1.951cm">
              <text:p/>
            </draw:line>
            <draw:g>
              <draw:custom-shape draw:style-name="gr4" draw:text-style-name="P1" draw:layer="layout" svg:width="2.9cm" svg:height="1.778cm" svg:x="4.289cm" svg:y="1.856cm">
                <text:p text:style-name="P1">Analytics</text:p>
                <text:p text:style-name="P1">Engine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2" draw:text-style-name="P3" draw:layer="layout" svg:width="2.392cm" svg:height="1.609cm" svg:x="4.545cm" svg:y="0cm">
              <text:p text:style-name="P1"><text:span text:style-name="T2">Elastic</text:span></text:p>
              <text:p text:style-name="P1"><text:span text:style-name="T2">Search</text:span></text:p>
              <draw:enhanced-geometry svg:viewBox="0 0 88 21600" draw:mirror-vertical="false" draw:mirror-horizontal="false" draw:glue-points="44 ?f6 44 0 0 10800 44 21600 88 10800" draw:text-areas="0 ?f6 88 ?f3" draw:type="can" draw:modifiers="3775.2212389380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ustom-shape draw:style-name="gr1" draw:text-style-name="P2" draw:layer="layout" svg:width="1.273cm" svg:height="1.17cm" svg:x="3.016cm" svg:y="4.78cm">
          <text:p text:style-name="P1"><text:span text:style-name="T1">pub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.432cm" svg:height="1.2cm" draw:transform="rotate (1.5707963267949) translate (0.944cm 4.398cm)">
          <text:p text:style-name="P1"><text:span text:style-name="T1">sub</text:span></text:p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2.916cm" svg:height="1.016cm" svg:x="0.111cm" svg:y="2.118cm">
          <text:p text:style-name="P1"><text:span text:style-name="T1">Synap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5" draw:layer="layout" svg:width="1.62cm" svg:height="1.13cm" draw:transform="rotate (1.5707963267949) translate (5.16cm 5.288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7" draw:layer="layout" svg:width="1.473cm" svg:height="1.703cm" draw:transform="rotate (1.5707963267949) translate (5.242cm 5.127cm)">
            <draw:text-box>
              <text:p text:style-name="P6"><text:span text:style-name="T1">sub</text:span></text:p>
            </draw:text-box>
          </draw:frame>
        </draw:g>
        <draw:g>
          <draw:custom-shape draw:style-name="gr6" draw:text-style-name="P5" draw:layer="layout" svg:width="1.656cm" svg:height="1.154cm" draw:transform="rotate (1.5707963267949) translate (9.141cm 5.39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7" draw:layer="layout" svg:width="1.506cm" svg:height="1.74cm" draw:transform="rotate (1.5707963267949) translate (9.224cm 5.234cm)">
            <draw:text-box>
              <text:p text:style-name="P6"><text:span text:style-name="T1">sub</text:span></text:p>
            </draw:text-box>
          </draw:frame>
        </draw:g>
        <draw:g>
          <draw:custom-shape draw:style-name="gr6" draw:text-style-name="P5" draw:layer="layout" svg:width="1.426cm" svg:height="1.249cm" draw:transform="rotate (1.5707963267949) translate (5.167cm 7.122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7" draw:layer="layout" svg:width="1.692cm" svg:height="1.653cm" draw:transform="rotate (1.5707963267949) translate (5.338cm 7.534cm)">
            <draw:text-box>
              <text:p text:style-name="P6"><text:span text:style-name="T1">sub</text:span></text:p>
            </draw:text-box>
          </draw:frame>
        </draw:g>
        <draw:g>
          <draw:custom-shape draw:style-name="gr6" draw:text-style-name="P5" draw:layer="layout" svg:width="1.426cm" svg:height="1.159cm" draw:transform="rotate (1.5707963267949) translate (9.167cm 7.122cm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7" draw:layer="layout" svg:width="1.692cm" svg:height="1.653cm" draw:transform="rotate (1.5707963267949) translate (9.338cm 7.434cm)">
            <draw:text-box>
              <text:p text:style-name="P6"><text:span text:style-name="T1">sub</text:span></text:p>
            </draw:text-box>
          </draw:frame>
        </draw:g>
        <draw:custom-shape draw:style-name="gr1" draw:text-style-name="P8" draw:layer="layout" svg:width="6.758cm" svg:height="1.062cm" svg:x="4.329cm" svg:y="4.88cm">
          <text:p text:style-name="P1">Synaps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style:use-window-font-color="true" style:text-outline="false" style:text-line-through-style="none" fo:font-family="'Liberation Sans'" style:font-family-generic="roman" style:font-pitch="variable" fo:font-size="15.3000001907349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2cm" fo:text-indent="0cm"/>
      <style:text-properties fo:font-size="1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34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86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9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9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9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9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9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1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.17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751cm" svg:height="7.047cm" svg:x="1.771cm" svg:y="2.397cm"/>
      <draw:page-thumbnail draw:layer="backgroundobjects" svg:width="7.751cm" svg:height="7.047cm" svg:x="1.771cm" svg:y="10.445cm"/>
      <draw:page-thumbnail draw:layer="backgroundobjects" svg:width="7.751cm" svg:height="7.047cm" svg:x="1.771cm" svg:y="18.493cm"/>
      <draw:page-thumbnail draw:layer="backgroundobjects" svg:width="7.751cm" svg:height="7.047cm" svg:x="12.066cm" svg:y="2.397cm"/>
      <draw:page-thumbnail draw:layer="backgroundobjects" svg:width="7.751cm" svg:height="7.047cm" svg:x="12.066cm" svg:y="10.445cm"/>
      <draw:page-thumbnail draw:layer="backgroundobjects" svg:width="7.751cm" svg:height="7.047cm" svg:x="12.066cm" svg:y="18.493cm"/>
    </style:handout-master>
    <style:master-page style:name="Default" style:page-layout-name="PM1" draw:style-name="Mdp1">
      <draw:frame presentation:style-name="Default-title" draw:layer="backgroundobjects" svg:width="10.058cm" svg:height="1.696cm" svg:x="0.552cm" svg:y="0.398cm" presentation:class="title" presentation:placeholder="true">
        <draw:text-box/>
      </draw:frame>
      <draw:frame presentation:style-name="Default-outline1" draw:layer="backgroundobjects" svg:width="9.834cm" svg:height="8.917cm" svg:x="0.552cm" svg:y="2.367cm" presentation:class="outline" presentation:placeholder="true">
        <draw:text-box/>
      </draw:frame>
      <draw:frame presentation:style-name="Mpr1" draw:text-style-name="MP1" draw:layer="backgroundobjects" svg:width="2.605cm" svg:height="0.7cm" svg:x="0.552cm" svg:y="9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542cm" svg:height="0.7cm" svg:x="3.818cm" svg:y="9.2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605cm" svg:height="0.7cm" svg:x="8.007cm" svg:y="9.2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xana Geambasu</meta:initial-creator>
    <meta:creation-date>2013-03-02T09:14:05</meta:creation-date>
    <dc:date>2014-04-26T07:29:53</dc:date>
    <dc:creator>Roxana Geambasu</dc:creator>
    <meta:editing-duration>PT42M53S</meta:editing-duration>
    <meta:editing-cycles>35</meta:editing-cycles>
    <meta:generator>LibreOffice/3.6$Linux_X86_64 LibreOffice_project/360m1$Build-2</meta:generator>
    <meta:document-statistic meta:object-count="66"/>
  </office:meta>
</office:document-meta>
</file>